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09c5" officeooo:paragraph-rsid="002109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18:19:21.958033987</meta:creation-date>
    <dc:date>2025-09-06T20:52:35.963430773</dc:date>
    <meta:editing-duration>PT19M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24.2.7.2$Linux_X86_64 LibreOffice_project/420$Build-2</meta:generator>
  </office:meta>
</office:document-meta>
</file>